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orphans="40" fo:widows="2" fo:text-indent="0cm" style:auto-text-indent="false" fo:background-color="transparent" fo:padding="0cm" fo:border="none"/>
      <style:text-properties fo:font-variant="normal" fo:text-transform="none" style:font-name="Roboto" fo:font-size="12pt" fo:letter-spacing="normal" fo:font-style="normal" fo:font-weight="normal" style:font-size-asian="12pt" style:font-size-complex="12pt"/>
    </style:style>
    <style:style style:name="P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 fo:padding="0cm" fo:border="none"/>
      <style:text-properties fo:font-size="12pt" style:font-size-asian="12pt" style:font-size-complex="12pt"/>
    </style:style>
    <style:style style:name="T1" style:family="text">
      <style:text-properties fo:font-variant="normal" fo:text-transform="none" fo:color="#c26401" loext:opacity="100%" style:text-line-through-style="none" style:text-line-through-type="none" style:font-name="Roboto" fo:font-size="7.80000019073486pt" fo:letter-spacing="normal" fo:font-style="normal" style:text-underline-style="none" fo:font-weight="normal" style:text-blinking="false" loext:padding-left="0cm" loext:padding-right="0cm" loext:padding-top="0.049cm" loext:padding-bottom="0cm" loext:border-left="none" loext:border-right="none" loext:border-top="0.51pt solid #e0e0e0" loext:border-bottom="none"/>
    </style:style>
    <style:style style:name="T2" style:family="text">
      <style:text-properties fo:font-variant="normal" fo:text-transform="none" fo:color="#c26401" loext:opacity="100%" style:text-line-through-style="none" style:text-line-through-type="none" style:font-name="Roboto" fo:letter-spacing="normal" fo:font-style="normal" style:text-underline-style="none" fo:font-weight="normal" style:text-blinking="false" loext:padding-left="0cm" loext:padding-right="0cm" loext:padding-top="0.049cm" loext:padding-bottom="0cm" loext:border-left="none" loext:border-right="none" loext:border-top="0.51pt solid #e0e0e0" loext:border-bottom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94479679" text:style-name="L1">
        <text:list-item>
          <text:p text:style-name="P2"><text:s/>Al final del tema 2 encontraréis CASOS PRÁCTICOS A RESOLVER.<text:line-break/>Concretamente debéis realizar las actividades 1 y 2, del bloque llamado "El mercado y tipos. Y una actividad extra que os pondré a continuación:<text:line-break/><text:line-break/>ACTIVIDAD EXTRA: Resuelve el siguiente problema:<text:line-break/><text:line-break/>La empresa RUN, lleva un año en el mercado de la venta de ordenadores, y ha vendido este año 7.000 unidades.<text:line-break/>Pero no sabe que lugar ocupa respecto a la competencia. Las empresas que se dedican a lo mismo son las siguientes y han vendido este año el siguiente número de ordenadores.<text:line-break/><text:line-break/>La empresa ABZ vendió 5.000 ordenadores.<text:line-break/>La empresa TP, 11.200 ordenadores.<text:line-break/>La empresa WEEK un total de 12.500 ordenadores.<text:line-break/>Y la empresa PCT un total de 2.200.<text:line-break/><text:line-break/>¿Cuál es la cuota de mercado de cada una de estas empresas? ¿Podrías decir cuál es la líder y cuál ocuparía el último lugar? ¿Qué podría hacer la empresa que ocupe el peor puesto? Responde a estas preguntas analizando los resultados obtenidos.<text:line-break/><text:line-break/><text:line-break/>INSTRUCCIONES DE ENTREGA:<text:line-break/>-Nombre y apellidos, fecha y curso<text:line-break/>-Word o PDF.<text:line-break/>-Texto justificado y sin faltas de ortografía.</text:p>
          <text:p text:style-name="P3"><text:span text:style-name="T2"/>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10-22T12:11:05.391000000</dc:date>
    <meta:editing-duration>PT1M19S</meta:editing-duration>
    <meta:editing-cycles>3</meta:editing-cycles>
    <meta:document-statistic meta:table-count="0" meta:image-count="0" meta:object-count="0" meta:page-count="1" meta:paragraph-count="1" meta:word-count="181" meta:character-count="1070" meta:non-whitespace-character-count="884"/>
  </office:meta>
</office:document-meta>
</file>